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text-properties officeooo:paragraph-rsid="0007a3dd"/>
    </style:style>
    <style:style style:name="P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list-style-name="L1">
      <style:paragraph-properties fo:text-align="justify" style:justify-single-word="false"/>
    </style:style>
    <style:style style:name="T1" style:family="text">
      <style:text-properties officeooo:rsid="0007a3d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DEMARRAGE</text:p>
      <text:p text:style-name="Standard"/>
      <text:p text:style-name="P5">Docker est un outil très utile pour les développeurs web, car il permet d'isoler les applications dans des conteneurs, ce qui simplifie leur déploiement et leur gestion. Pour utiliser Docker avec un site web, voici les étapes générales que vous pouvez suivre :</text:p>
      <text:p text:style-name="P5"/>
      <text:p text:style-name="P3">UTILISER IMAGE EXISTANTE</text:p>
      <text:list xml:id="list1353064681" text:style-name="L1">
        <text:list-header>
          <text:p text:style-name="Text_20_body">Choisissez une image de conteneur Docker adaptée à votre site web : Vous pouvez trouver des images Docker pour de nombreux environnements de développement web populaires, comme Apache, NGINX, Node.js, Python, etc. Vous pouvez rechercher ces images sur Docker Hub ou sur d'autres registres d'images Docker.</text:p>
        </text:list-header>
      </text:list>
      <text:p text:style-name="P5"/>
      <text:p text:style-name="P3">CREER UNE IMAGE</text:p>
      <text:list xml:id="list105815695466302" text:continue-numbering="true" text:style-name="L1">
        <text:list-item>
          <text:p text:style-name="Text_20_body">Créez un fichier Dockerfile : Un Dockerfile est un fichier texte qui contient les instructions pour construire une image Docker. Vous pouvez utiliser un éditeur de texte pour créer un Dockerfile pour votre site web.</text:p>
        </text:list-item>
        <text:list-item>
          <text:p text:style-name="Text_20_body">Construisez une image Docker : Une fois que vous avez un Dockerfile, vous pouvez utiliser la commande "docker build" pour créer une image Docker à partir de ce fichier. Cette image contiendra votre site web et toutes les dépendances nécessaires.</text:p>
        </text:list-item>
      </text:list>
      <text:p text:style-name="P5"/>
      <text:p text:style-name="P3">UTILISER DOCKER</text:p>
      <text:p text:style-name="P5"><text:tab/>1. Lancez un conteneur Docker : Vous pouvez utiliser la commande "docker run" pour lancer un conteneur Docker à partir de l'image que vous avez créée. Ce conteneur sera une instance de votre site web, isolée du reste de votre système.</text:p>
      <text:p text:style-name="P5"><text:tab/>2. Configurez votre site web : Si votre site web nécessite des variables d'environnement, des fichiers de configuration ou des volumes de stockage, vous pouvez utiliser les options de ligne de commande de Docker pour configurer ces paramètres pour votre conteneur.</text:p>
      <text:p text:style-name="P5"><text:tab/>3. Accédez à votre site web : Une fois que vous avez lancé votre conteneur Docker, vous pouvez accéder à votre site web en utilisant l'adresse IP du conteneur ou en exposant le port approprié sur votre machine hôte.</text:p>
      <text:p text:style-name="P5"/>
      <text:p text:style-name="P3">STOCKAGE</text:p>
      <text:p text:style-name="P5">Docker utilise un espace de stockage pour stocker les images, les conteneurs et les volumes. L'espace de stockage de Docker est appelé le Docker Registry, qui peut être soit local sur votre machine, soit distant sur un registre Docker public ou privé.</text:p>
      <text:p text:style-name="P5"><text:soft-page-break/>Le Docker Registry stocke les images Docker qui peuvent être téléchargées pour créer des conteneurs. Lorsque vous exécutez une image Docker, Docker la télécharge depuis le Docker Registry, la stocke localement et la lance en tant que conteneur.</text:p>
      <text:p text:style-name="P5">En outre, Docker utilise également un système de gestion de stockage de données appelé "storage driver". Ce système permet aux conteneurs de stocker des données de manière persistante, en utilisant des volumes Docker ou en montant des répertoires locaux de la machine hôte. Ces données peuvent être stockées dans des disques locaux, des disques externes, des systèmes de fichiers de stockage en réseau (NFS), des services de stockage cloud, entre autres options de stockage prises en charge.</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10:39:25.669913813</meta:creation-date>
    <dc:date>2023-05-06T10:58:13.498610772</dc:date>
    <meta:editing-duration>PT18M48S</meta:editing-duration>
    <meta:editing-cycles>3</meta:editing-cycles>
    <meta:generator>LibreOffice/7.3.7.2$Linux_X86_64 LibreOffice_project/30$Build-2</meta:generator>
    <meta:document-statistic meta:table-count="0" meta:image-count="0" meta:object-count="0" meta:page-count="2" meta:paragraph-count="15" meta:word-count="455" meta:character-count="2809" meta:non-whitespace-character-count="2368"/>
  </office:meta>
</office:document-meta>
</file>